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0000001E0299BAE8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3" style:family="graphic" style:parent-style-name="standard">
      <style:graphic-properties draw:fill-color="#ff950e" draw:opacity="50%" draw:textarea-horizontal-align="justify" draw:textarea-vertical-align="middle" draw:auto-grow-height="false" draw:shadow-opacity="50%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2.684cm" svg:y="1.7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5.184cm" svg:y="1.7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7.684cm" svg:y="1.7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10.184cm" svg:y="1.7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2.684cm" svg:y="4.2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5.184cm" svg:y="4.2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7.684cm" svg:y="4.2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0.184cm" svg:y="4.2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2.684cm" svg:y="6.7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5.184cm" svg:y="6.7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7.684cm" svg:y="6.7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10.184cm" svg:y="6.7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2.684cm" svg:y="9.2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5.184cm" svg:y="9.2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7.684cm" svg:y="9.2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0.184cm" svg:y="9.2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5.04cm" svg:x="2.684cm" svg:y="1.7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10.04cm" svg:x="5.184cm" svg:y="1.7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2.5cm" svg:x="7.684cm" svg:y="1.7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7.5cm" svg:x="10.184cm" svg:y="1.787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919cm" svg:height="1.961cm" svg:x="2.987cm" svg:y="4.389cm">
          <draw:image xlink:href="Pictures/10000201000001E0000001E0299BAE84.png" xlink:type="simple" xlink:show="embed" xlink:actuate="onLoad">
            <text:p/>
          </draw:image>
        </draw:frame>
        <draw:frame draw:style-name="gr4" draw:text-style-name="P1" draw:layer="layout" svg:width="1.919cm" svg:height="1.961cm" svg:x="5.488cm" svg:y="9.59cm">
          <draw:image xlink:href="Pictures/10000201000001E0000001E0299BAE84.png" xlink:type="simple" xlink:show="embed" xlink:actuate="onLoad">
            <text:p/>
          </draw:image>
        </draw:frame>
        <draw:frame draw:style-name="gr4" draw:text-style-name="P1" draw:layer="layout" svg:width="1.919cm" svg:height="1.961cm" svg:x="7.989cm" svg:y="1.991cm">
          <draw:image xlink:href="Pictures/10000201000001E0000001E0299BAE84.png" xlink:type="simple" xlink:show="embed" xlink:actuate="onLoad">
            <text:p/>
          </draw:image>
        </draw:frame>
        <draw:frame draw:style-name="gr4" draw:text-style-name="P1" draw:layer="layout" svg:width="1.919cm" svg:height="1.961cm" svg:x="10.49cm" svg:y="6.992cm">
          <draw:image xlink:href="Pictures/10000201000001E0000001E0299BAE8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3T12:03:56.368802594</meta:creation-date>
    <dc:date>2016-05-23T15:09:28.456724743</dc:date>
    <dc:creator>elucterio </dc:creator>
    <meta:editing-duration>PT3H1M19S</meta:editing-duration>
    <meta:editing-cycles>10</meta:editing-cycles>
    <meta:generator>LibreOffice/4.2.8.2$Linux_X86_64 LibreOffice_project/420m0$Build-2</meta:generator>
    <meta:document-statistic meta:object-count="24"/>
  </office:meta>
</office:document-meta>
</file>